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CCESS_RATE_DEPENDS_ON_K" table:style-name="ta1">
        <table:shapes>
          <draw:frame draw:z-index="0" draw:style-name="gr1" draw:text-style-name="P1" svg:width="12.3843in" svg:height="2.9299in" svg:x="3.5512in" svg:y="0.2177in">
            <draw:object draw:notify-on-update-of-ranges="SUCCESS_RATE_DEPENDS_ON_K.A1:SUCCESS_RATE_DEPENDS_ON_K.A1 SUCCESS_RATE_DEPENDS_ON_K.A2:SUCCESS_RATE_DEPENDS_ON_K.A52 SUCCESS_RATE_DEPENDS_ON_K.C1:SUCCESS_RATE_DEPENDS_ON_K.C1 SUCCESS_RATE_DEPENDS_ON_K.C2:SUCCESS_RATE_DEPENDS_ON_K.C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rrect Predictions</text:p>
          </table:table-cell>
          <table:table-cell office:value-type="string" calcext:value-type="string">
            <text:p>Success R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97.78" calcext:value-type="float">
            <text:p>97.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3T13:48:45.927215357</dc:date>
    <meta:editing-duration>PT6M38S</meta:editing-duration>
    <meta:editing-cycles>1</meta:editing-cycles>
    <meta:document-statistic meta:table-count="1" meta:cell-count="156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57cm" svg:height="7.443cm" xlink:href=".." xlink:type="simple" chart:class="chart:line" chart:style-name="ch1">
        <chart:legend chart:legend-position="end" svg:x="27.943cm" svg:y="3.173cm" style:legend-expansion="high" chart:style-name="ch2"/>
        <chart:plot-area chart:style-name="ch3" table:cell-range-address="SUCCESS_RATE_DEPENDS_ON_K.A1:SUCCESS_RATE_DEPENDS_ON_K.A52 SUCCESS_RATE_DEPENDS_ON_K.C1:SUCCESS_RATE_DEPENDS_ON_K.C52" chart:data-source-has-labels="row" svg:x="0.629cm" svg:y="0.148cm" svg:width="26.685cm" svg:height="7.147cm">
          <chartooo:coordinate-region svg:x="1.25cm" svg:y="0.347cm" svg:width="25.691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CCESS_RATE_DEPENDS_ON_K.A2:SUCCESS_RATE_DEPENDS_ON_K.A52" chart:label-cell-address="SUCCESS_RATE_DEPENDS_ON_K.A1:SUCCESS_RATE_DEPENDS_ON_K.A1" chart:class="chart:line">
            <chart:data-point chart:repeated="51"/>
          </chart:series>
          <chart:series chart:style-name="ch7" chart:values-cell-range-address="SUCCESS_RATE_DEPENDS_ON_K.C2:SUCCESS_RATE_DEPENDS_ON_K.C52" chart:label-cell-address="SUCCESS_RATE_DEPENDS_ON_K.C1:SUCCESS_RATE_DEPENDS_ON_K.C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</text:p>
                <draw:g>
                  <svg:desc>SUCCESS_RATE_DEPENDS_ON_K.A1:SUCCESS_RATE_DEPENDS_ON_K.A1</svg:desc>
                </draw:g>
              </table:table-cell>
              <table:table-cell office:value-type="string">
                <text:p>Success Rate</text:p>
                <draw:g>
                  <svg:desc>SUCCESS_RATE_DEPENDS_ON_K.C1:SUCCESS_RATE_DEPENDS_ON_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UCCESS_RATE_DEPENDS_ON_K.A2:SUCCESS_RATE_DEPENDS_ON_K.A52</svg:desc>
                </draw:g>
              </table:table-cell>
              <table:table-cell office:value-type="float" office:value="100">
                <text:p>100</text:p>
                <draw:g>
                  <svg:desc>SUCCESS_RATE_DEPENDS_ON_K.C2:SUCCESS_RATE_DEPENDS_ON_K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95.56">
                <text:p>95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88.89">
                <text:p>88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88.89">
                <text:p>88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88.89">
                <text:p>88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88.89">
                <text:p>88.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88.89">
                <text:p>88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91.11">
                <text:p>91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91.11">
                <text:p>91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91.11">
                <text:p>91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91.11">
                <text:p>91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91.11">
                <text:p>91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">
                <text:p>69</text:p>
              </table:table-cell>
              <table:table-cell office:value-type="float" office:value="91.11">
                <text:p>91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97.78">
                <text:p>97.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